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ede" officeooo:paragraph-rsid="000afede"/>
    </style:style>
    <style:style style:name="P2" style:family="paragraph" style:parent-style-name="Standard">
      <style:text-properties officeooo:rsid="000beff4" officeooo:paragraph-rsid="000beff4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0ca50" officeooo:paragraph-rsid="0010ca50" fo:background-color="transparent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3ca10" officeooo:paragraph-rsid="0013ca10" fo:background-color="transparent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4527" officeooo:paragraph-rsid="00144527" fo:background-color="transparent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4527" officeooo:paragraph-rsid="00144527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44527" officeooo:paragraph-rsid="00144527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font-name="Courier New" fo:font-size="12pt" fo:letter-spacing="normal" fo:font-style="normal" fo:font-weight="normal" officeooo:rsid="000beff4" officeooo:paragraph-rsid="000beff4" fo:background-color="#cccccc" style:font-size-asian="12pt" style:font-size-complex="12pt"/>
    </style:style>
    <style:style style:name="P9" style:family="paragraph" style:parent-style-name="Standard">
      <style:text-properties fo:font-weight="bold" officeooo:rsid="000afede" officeooo:paragraph-rsid="000afede" style:font-weight-asian="bold" style:font-weight-complex="bold"/>
    </style:style>
    <style:style style:name="P10" style:family="paragraph" style:parent-style-name="Standard">
      <style:text-properties officeooo:paragraph-rsid="002038b7"/>
    </style:style>
    <style:style style:name="P11" style:family="paragraph" style:parent-style-name="Standard">
      <style:text-properties officeooo:paragraph-rsid="00144527"/>
    </style:style>
    <style:style style:name="P12" style:family="paragraph" style:parent-style-name="Standard">
      <style:text-properties fo:font-weight="bold" officeooo:rsid="00274cd4" officeooo:paragraph-rsid="00274cd4" style:font-weight-asian="bold" style:font-weight-complex="bold"/>
    </style:style>
    <style:style style:name="P13" style:family="paragraph" style:parent-style-name="Standard">
      <style:text-properties fo:font-weight="bold" officeooo:rsid="002ea379" officeooo:paragraph-rsid="002ea379" style:font-weight-asian="bold" style:font-weight-complex="bold"/>
    </style:style>
    <style:style style:name="P14" style:family="paragraph" style:parent-style-name="Standard">
      <style:text-properties fo:font-weight="normal" officeooo:rsid="00274cd4" officeooo:paragraph-rsid="00274cd4" style:font-weight-asian="normal" style:font-weight-complex="normal"/>
    </style:style>
    <style:style style:name="P15" style:family="paragraph" style:parent-style-name="Standard">
      <style:text-properties fo:font-weight="normal" officeooo:rsid="002ea379" officeooo:paragraph-rsid="002ea379" style:font-weight-asian="normal" style:font-weight-complex="normal"/>
    </style:style>
    <style:style style:name="T1" style:family="text">
      <style:text-properties officeooo:rsid="000beff4"/>
    </style:style>
    <style:style style:name="T2" style:family="text">
      <style:text-properties officeooo:rsid="0013ca10"/>
    </style:style>
    <style:style style:name="T3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Liberation Serif" fo:font-size="12pt" fo:letter-spacing="normal" fo:font-style="normal" fo:font-weight="normal" officeooo:rsid="00144527" style:font-size-asian="12pt" style:font-size-complex="12pt"/>
    </style:style>
    <style:style style:name="T5" style:family="text">
      <style:text-properties fo:font-variant="normal" fo:text-transform="none" fo:color="#24292e" style:font-name="Liberation Serif" fo:font-size="12pt" fo:letter-spacing="normal" fo:font-style="normal" fo:font-weight="normal" officeooo:rsid="0017c93d" style:font-size-asian="12pt" style:font-size-complex="12pt"/>
    </style:style>
    <style:style style:name="T6" style:family="text">
      <style:text-properties fo:font-variant="normal" fo:text-transform="none" fo:color="#24292e" style:font-name="Liberation Serif" fo:font-size="12pt" fo:letter-spacing="normal" fo:font-style="normal" fo:font-weight="normal" officeooo:rsid="0017e564" style:font-size-asian="12pt" style:font-size-complex="12pt"/>
    </style:style>
    <style:style style:name="T7" style:family="text">
      <style:text-properties fo:font-variant="normal" fo:text-transform="none" fo:color="#24292e" style:font-name="Liberation Serif" fo:font-size="12pt" fo:letter-spacing="normal" fo:font-style="normal" fo:font-weight="normal" officeooo:rsid="001a8a20" style:font-size-asian="12pt" style:font-size-complex="12pt"/>
    </style:style>
    <style:style style:name="T8" style:family="text">
      <style:text-properties fo:font-variant="normal" fo:text-transform="none" fo:color="#24292e" style:font-name="Liberation Serif" fo:font-size="12pt" fo:letter-spacing="normal" fo:font-style="normal" fo:font-weight="normal" officeooo:rsid="002f6b5e" style:font-size-asian="12pt" style:font-size-complex="12pt"/>
    </style:style>
    <style:style style:name="T9" style:family="text">
      <style:text-properties fo:font-variant="normal" fo:text-transform="none" fo:color="#24292e" style:font-name="Liberation Serif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fo:color="#24292e" style:font-name="Liberation Serif" fo:font-size="12pt" fo:letter-spacing="normal" fo:font-style="normal" officeooo:rsid="001a8a20" style:font-size-asian="12pt" style:font-size-complex="12pt"/>
    </style:style>
    <style:style style:name="T11" style:family="text">
      <style:text-properties fo:font-variant="normal" fo:text-transform="none" fo:color="#24292e" style:font-name="Liberation Serif" fo:font-size="12pt" fo:letter-spacing="normal" fo:font-style="normal" officeooo:rsid="003987de" style:font-size-asian="12pt" style:font-size-complex="12pt"/>
    </style:style>
    <style:style style:name="T12" style:family="text">
      <style:text-properties fo:font-variant="normal" fo:text-transform="none" fo:color="#24292e" style:font-name="Courier New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32f62" style:font-name="Courier New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32f62" style:font-name="Courier New" fo:font-size="12pt" fo:letter-spacing="normal" fo:font-style="normal" fo:font-weight="normal" officeooo:rsid="002038b7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44527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Courier New" fo:font-size="12pt" fo:letter-spacing="normal" fo:font-style="normal" fo:font-weight="normal" officeooo:rsid="00144527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Courier New" fo:font-size="12pt" fo:letter-spacing="normal" fo:font-style="normal" fo:font-weight="normal" officeooo:rsid="002038b7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Courier New" fo:font-size="12pt" fo:letter-spacing="normal" fo:font-style="normal" fo:font-weight="normal" officeooo:rsid="0017c93d" style:font-size-asian="12pt" style:font-size-complex="12pt"/>
    </style:style>
    <style:style style:name="T19" style:family="text">
      <style:text-properties fo:font-variant="normal" fo:text-transform="none" fo:color="#ff3333" style:font-name="Courier New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ff3333" style:font-name="Liberation Serif" fo:font-size="12pt" fo:letter-spacing="normal" fo:font-style="normal" fo:font-weight="normal" officeooo:rsid="00144527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officeooo:rsid="001db5c2"/>
    </style:style>
    <style:style style:name="T22" style:family="text">
      <style:text-properties officeooo:rsid="002ed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sanleitung WRAD</text:p>
      <text:p text:style-name="P1"/>
      <text:p text:style-name="P9">Prerequisits</text:p>
      <text:p text:style-name="P1">Das eingesetzte Framework Powershell Universal Dashboard als auch einige Funktionen haben gewisse externe Abhängigkeiten.</text:p>
      <text:p text:style-name="P1">Diese müssen vorgängig <text:span text:style-name="T22">i</text:span>nstalliert werden, damit das Tool wie gewünscht funktioniert.</text:p>
      <text:p text:style-name="P1">1. .NET 4.7.2 oder höher.</text:p>
      <text:p text:style-name="P1">Das Universal Dashboard benötigt .NET 4.7.2 oder eine höhere Version. Dies kann direkt bei Microsoft heruntergeladen werden: Link: <text:a xlink:type="simple" xlink:href="https://dotnet.microsoft.com/download/dotnet-framework-runtime" text:style-name="Internet_20_link" text:visited-style-name="Visited_20_Internet_20_Link">https://dotnet.microsoft.com/download/dotnet-framework-runtime</text:a> </text:p>
      <text:p text:style-name="P1">2. Posh-SYSLOG <text:span text:style-name="T2">(3.3)</text:span></text:p>
      <text:p text:style-name="P1">Damit Powershell Logs an einen Syslog Server verschicken kann wird das Modul „Posh-SYSLOG“ verwendet. <text:span text:style-name="T1">Wenn diese Funktionalität nicht gewünscht ist und auch in Zukunft nicht eingesetzt wird, kann dieser Schritt auch übersprungen werden. (nicht empfohlen)</text:span></text:p>
      <text:p text:style-name="P2">Das Posh-SYSLOG Modul lässt sich einfach per Powershell installieren: </text:p>
      <text:p text:style-name="P8">Install-Module -Name Posh-SYSLOG -RequiredVersion 3.3</text:p>
      <text:p text:style-name="P3"><text:span text:style-name="T1">3.</text:span> <text:span text:style-name="T2">MariaDB (10.3)</text:span></text:p>
      <text:p text:style-name="P4">Auf dem Localhost muss eine MariaDB installiert sein.</text:p>
      <text:p text:style-name="P4">Diese kann hier runtergeladen werden: <text:a xlink:type="simple" xlink:href="https://downloads.mariadb.org/" text:style-name="Internet_20_link" text:visited-style-name="Visited_20_Internet_20_Link">https://downloads.mariadb.org/</text:a></text:p>
      <text:p text:style-name="P5">Danach der Installationsroutine folgen.</text:p>
      <text:p text:style-name="P7">Datenbankschema</text:p>
      <text:p text:style-name="P6">Nun muss auf der MariaDB das Datenbankschema <text:span text:style-name="T21">importiert</text:span> werden.</text:p>
      <text:p text:style-name="P6">Dieses liegt unter: <text:a xlink:type="simple" xlink:href="https://github.com/VirtSyntaxError/BTI7301-2018-WRAD/blob/master/doc/dbschema.sql" text:style-name="Internet_20_link" text:visited-style-name="Visited_20_Internet_20_Link">https://github.com/VirtSyntaxError/BTI7301-2018-WRAD/blob/master/doc/dbschema.sql</text:a></text:p>
      <text:p text:style-name="P6">Bevor man nun den Import startet müssen noch zwei Dinge angepasst werden:</text:p>
      <text:p text:style-name="P10"><text:span text:style-name="T15">- Zeile „</text:span><text:span text:style-name="T16">CREATE USER….</text:span><text:span text:style-name="T15">“:</text:span></text:p>
      <text:p text:style-name="P10"><text:span text:style-name="T15">Hier müssen die </text:span><text:span text:style-name="T20">Sterne</text:span><text:span text:style-name="T15"> </text:span><text:span text:style-name="T17">(</text:span><text:span text:style-name="T12">mysql_native_password USING </text:span><text:span text:style-name="T13">'</text:span><text:span text:style-name="T19">***</text:span><text:span text:style-name="T13">'</text:span><text:span text:style-name="T14">)</text:span><text:span text:style-name="T3"> </text:span><text:span text:style-name="T4">durch das gewünschte Passwort </text:span><text:span text:style-name="T8">für die DB </text:span><text:span text:style-name="T4">ersetzt werden. Das Passwort wird dann später noch verwendet.</text:span></text:p>
      <text:p text:style-name="P11"><text:span text:style-name="T4">- </text:span><text:span text:style-name="T5">Zeile „</text:span><text:span text:style-name="T18">INSERT INTO WRADSetting...</text:span><text:span text:style-name="T5">“: </text:span><text:span text:style-name="T6">Hier müssen die Setting Values so </text:span><text:span text:style-name="T7">gesetzt werden wie es für die Anwendung gewünscht ist.</text:span></text:p>
      <text:p text:style-name="P14"><text:span text:style-name="T10">J</text:span><text:span text:style-name="T9">etzt kann der Import durchgeführt werden und es sollte nun eine neue Datenbank „WRAD“ existieren.</text:span></text:p>
      <text:p text:style-name="P12"><text:span text:style-name="T9">Installation WRAD</text:span></text:p>
      <text:p text:style-name="P14"><text:span text:style-name="T9">Jetzt folgt die Installation der tatsächlichen Applikation.</text:span></text:p>
      <text:p text:style-name="P14"><text:span text:style-name="T9">Dazu wird dieses Verzeichnis am gewünschten Ort Platziert: </text:span><text:a xlink:type="simple" xlink:href="https://github.com/VirtSyntaxError/BTI7301-2018-WRAD/tree/master/src" text:style-name="Internet_20_link" text:visited-style-name="Visited_20_Internet_20_Link">https://github.com/VirtSyntaxError/BTI7301-2018-WRAD/tree/master/src</text:a><text:span text:style-name="T9"> </text:span></text:p>
      <text:p text:style-name="P14"><text:span text:style-name="T9">Von Hand muss jetzt hier noch ein File „db_pw.ini“ im Verzeichnis src/modules erstellt werden. Hier drin wird das vorhin gewählte DB Passwort eingetragen.</text:span></text:p>
      <text:p text:style-name="P13"><text:span text:style-name="T9">Start WRAD</text:span></text:p>
      <text:p text:style-name="P15"><text:span text:style-name="T9">Um das Programm zu starten wird mit Powershell GUI/UDGUI.ps1 aufgerufen.</text:span></text:p>
      <text:p text:style-name="P15"><text:span text:style-name="T9">Wenn alles klappt sollte nun der Port auf welchem das Dashboard zur Verfügung steht ausgegeben werden.</text:span></text:p>
      <text:p text:style-name="P15"><text:span text:style-name="T11">Jetzt</text:span><text:span text:style-name="T9"> kann per localhost:PORT/login auf das Dashboard zugegriffen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0:56:40.980104115</meta:creation-date>
    <dc:date>2018-12-15T11:39:21.532778522</dc:date>
    <meta:editing-duration>PT41M13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291" meta:character-count="2314" meta:non-whitespace-character-count="2050"/>
  </office:meta>
</office:document-meta>
</file>